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face style:name="Cambria1"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paragraph-rsid="00155d6d"/>
    </style:style>
    <style:style style:name="P2" style:family="paragraph" style:parent-style-name="Text_20_body">
      <style:text-properties fo:font-style="normal" officeooo:paragraph-rsid="0010dc75" style:font-style-asian="normal" style:font-style-complex="normal"/>
    </style:style>
    <style:style style:name="P3" style:family="paragraph" style:parent-style-name="Standard">
      <style:text-properties fo:font-style="normal" fo:font-weight="bold" officeooo:paragraph-rsid="0011ed07" style:font-style-asian="normal" style:font-weight-asian="bold" style:font-style-complex="normal" style:font-weight-complex="bold"/>
    </style:style>
    <style:style style:name="P4" style:family="paragraph" style:parent-style-name="Standard">
      <style:text-properties fo:font-style="normal" fo:font-weight="bold" officeooo:paragraph-rsid="0013a419" style:font-style-asian="normal" style:font-weight-asian="bold" style:font-style-complex="normal" style:font-weight-complex="bold"/>
    </style:style>
    <style:style style:name="P5" style:family="paragraph" style:parent-style-name="Standard">
      <style:text-properties fo:font-style="normal" fo:font-weight="bold" officeooo:paragraph-rsid="0010dc75"/>
    </style:style>
    <style:style style:name="P6" style:family="paragraph" style:parent-style-name="Standard">
      <style:text-properties style:font-name="Cambria" fo:font-size="12pt" fo:font-style="normal" officeooo:paragraph-rsid="0010dc75" style:font-size-asian="12pt" style:font-style-asian="normal" style:font-size-complex="12pt" style:font-style-complex="normal"/>
    </style:style>
    <style:style style:name="P7" style:family="paragraph" style:parent-style-name="Standard">
      <style:text-properties style:font-name="Cambria" fo:font-size="12pt" fo:font-style="normal" officeooo:paragraph-rsid="0011e8ba" style:font-size-asian="12pt" style:font-style-asian="normal" style:font-size-complex="12pt" style:font-style-complex="normal"/>
    </style:style>
    <style:style style:name="P8" style:family="paragraph" style:parent-style-name="Standard">
      <style:text-properties style:font-name="Cambria" fo:font-size="12pt" fo:font-style="normal" officeooo:paragraph-rsid="0011ed07" style:font-size-asian="12pt" style:font-style-asian="normal" style:font-size-complex="12pt" style:font-style-complex="normal"/>
    </style:style>
    <style:style style:name="P9" style:family="paragraph" style:parent-style-name="Standard">
      <style:text-properties style:font-name="Cambria" fo:font-size="12pt" fo:font-style="normal" fo:font-weight="bold" officeooo:paragraph-rsid="0010dc75" style:font-size-asian="12pt" style:font-style-asian="normal" style:font-weight-asian="bold" style:font-size-complex="12pt" style:font-style-complex="normal" style:font-weight-complex="bold"/>
    </style:style>
    <style:style style:name="P10" style:family="paragraph" style:parent-style-name="Standard">
      <style:text-properties style:font-name="Cambria" fo:font-size="12pt" officeooo:paragraph-rsid="0010dc75" style:font-size-asian="12pt" style:font-size-complex="12pt"/>
    </style:style>
    <style:style style:name="P11" style:family="paragraph" style:parent-style-name="Standard">
      <style:text-properties style:font-name="Cambria" fo:font-size="12pt" officeooo:paragraph-rsid="0011ed07" style:font-size-asian="12pt" style:font-size-complex="12pt"/>
    </style:style>
    <style:style style:name="P12" style:family="paragraph" style:parent-style-name="Standard">
      <style:text-properties fo:color="#000000" loext:opacity="100%" fo:font-style="normal" fo:font-weight="bold" officeooo:rsid="00155d6d" officeooo:paragraph-rsid="00155d6d" style:font-style-asian="normal" style:font-weight-asian="bold" style:font-style-complex="normal" style:font-weight-complex="bold"/>
    </style:style>
    <style:style style:name="P13" style:family="paragraph" style:parent-style-name="Text_20_body">
      <style:text-properties officeooo:paragraph-rsid="0011e8ba"/>
    </style:style>
    <style:style style:name="P14" style:family="paragraph" style:parent-style-name="Heading_20_4">
      <style:text-properties fo:color="#000000" loext:opacity="100%" style:font-name="Cambria1" fo:font-size="12pt" fo:font-style="normal" fo:font-weight="normal" officeooo:rsid="001a45d7" officeooo:paragraph-rsid="001a45d7" style:font-size-asian="12pt" style:font-style-asian="normal" style:font-weight-asian="normal" style:font-size-complex="12pt" style:font-style-complex="normal" style:font-weight-complex="normal"/>
    </style:style>
    <style:style style:name="P15" style:family="paragraph" style:parent-style-name="List_20_Paragraph" style:list-style-name="WWNum3">
      <style:text-properties style:font-name="Cambria1" fo:font-size="12pt" officeooo:paragraph-rsid="00155d6d" style:font-size-asian="12pt" style:font-size-complex="12pt"/>
    </style:style>
    <style:style style:name="P16" style:family="paragraph" style:parent-style-name="Standard">
      <style:text-properties style:font-name="Cambria1" fo:font-size="12pt" fo:font-style="italic" fo:font-weight="bold" officeooo:paragraph-rsid="0010dc75" style:font-size-asian="12pt" style:font-style-asian="italic" style:font-weight-asian="bold" style:font-size-complex="12pt" style:font-style-complex="italic" style:font-weight-complex="bold"/>
    </style:style>
    <style:style style:name="P17" style:family="paragraph" style:parent-style-name="Standard">
      <style:text-properties style:font-name="Cambria1" fo:font-size="12pt" fo:font-style="italic" officeooo:paragraph-rsid="0010dc75" style:font-size-asian="12pt" style:font-style-asian="italic" style:font-size-complex="12pt" style:font-style-complex="italic"/>
    </style:style>
    <style:style style:name="P18" style:family="paragraph" style:parent-style-name="Standard">
      <style:text-properties style:font-name="Cambria1" fo:font-size="12pt" fo:font-style="normal" officeooo:paragraph-rsid="0010dc75" style:font-size-asian="12pt" style:font-style-asian="normal" style:font-size-complex="12pt" style:font-style-complex="normal"/>
    </style:style>
    <style:style style:name="P19" style:family="paragraph" style:parent-style-name="Standard">
      <style:text-properties style:font-name="Cambria1" fo:font-size="12pt" fo:font-style="normal" fo:font-weight="bold" officeooo:paragraph-rsid="0010dc75" style:font-size-asian="12pt" style:font-style-asian="normal" style:font-weight-asian="bold" style:font-size-complex="12pt" style:font-style-complex="normal" style:font-weight-complex="bold"/>
    </style:style>
    <style:style style:name="P20" style:family="paragraph" style:parent-style-name="Standard">
      <style:text-properties style:font-name="Cambria1" fo:font-size="12pt" fo:font-style="normal" fo:font-weight="bold" officeooo:paragraph-rsid="0011ed07" style:font-size-asian="12pt" style:font-style-asian="normal" style:font-weight-asian="bold" style:font-size-complex="12pt" style:font-style-complex="normal" style:font-weight-complex="bold"/>
    </style:style>
    <style:style style:name="P21" style:family="paragraph" style:parent-style-name="Standard">
      <style:text-properties style:font-name="Cambria1" fo:font-size="12pt" fo:font-style="normal" fo:font-weight="bold" officeooo:rsid="00155d6d" officeooo:paragraph-rsid="00155d6d" style:font-size-asian="12pt" style:font-style-asian="normal" style:font-weight-asian="bold" style:font-size-complex="12pt" style:font-style-complex="normal" style:font-weight-complex="bold"/>
    </style:style>
    <style:style style:name="P22" style:family="paragraph" style:parent-style-name="Standard">
      <style:text-properties style:font-name="Cambria1" fo:font-size="12pt" fo:font-style="normal" fo:font-weight="normal" officeooo:paragraph-rsid="0011ed07" style:font-size-asian="12pt" style:font-style-asian="normal" style:font-weight-asian="normal" style:font-size-complex="12pt" style:font-style-complex="normal" style:font-weight-complex="normal"/>
    </style:style>
    <style:style style:name="P23" style:family="paragraph" style:parent-style-name="Standard">
      <style:text-properties fo:color="#ff0000" loext:opacity="100%" style:font-name="Cambria1" fo:font-size="12pt" fo:font-style="italic" officeooo:paragraph-rsid="00155d6d" style:font-size-asian="12pt" style:font-style-asian="italic" style:font-size-complex="12pt" style:font-style-complex="italic"/>
    </style:style>
    <style:style style:name="P24" style:family="paragraph" style:parent-style-name="Standard">
      <style:text-properties fo:color="#ff0000" loext:opacity="100%" style:font-name="Cambria1" fo:font-size="12pt" fo:font-style="italic" fo:font-weight="bold" officeooo:rsid="00155d6d" officeooo:paragraph-rsid="00155d6d" style:font-size-asian="12pt" style:font-style-asian="italic" style:font-weight-asian="bold" style:font-size-complex="12pt" style:font-style-complex="italic" style:font-weight-complex="bold"/>
    </style:style>
    <style:style style:name="P25" style:family="paragraph" style:parent-style-name="Standard">
      <style:text-properties fo:color="#000000" loext:opacity="100%" style:font-name="Cambria1" fo:font-size="12pt" fo:font-style="normal" fo:font-weight="bold" officeooo:rsid="00155d6d" officeooo:paragraph-rsid="00155d6d" style:font-size-asian="12pt" style:font-style-asian="normal" style:font-weight-asian="bold" style:font-size-complex="12pt" style:font-style-complex="normal" style:font-weight-complex="bold"/>
    </style:style>
    <style:style style:name="P26" style:family="paragraph" style:parent-style-name="Standard">
      <style:text-properties fo:color="#000000" loext:opacity="100%" style:font-name="Cambria1" fo:font-size="12pt" fo:font-style="normal" fo:font-weight="bold" officeooo:rsid="0016cf4b" officeooo:paragraph-rsid="00155d6d" style:font-size-asian="12pt" style:font-style-asian="normal" style:font-weight-asian="bold" style:font-size-complex="12pt" style:font-style-complex="normal" style:font-weight-complex="bold"/>
    </style:style>
    <style:style style:name="P27" style:family="paragraph" style:parent-style-name="Standard">
      <style:text-properties fo:color="#000000" loext:opacity="100%" style:font-name="Cambria1" fo:font-size="12pt" fo:font-style="normal" fo:font-weight="bold" officeooo:rsid="001a45d7" officeooo:paragraph-rsid="001a45d7" style:font-size-asian="12pt" style:font-style-asian="normal" style:font-weight-asian="bold" style:font-size-complex="12pt" style:font-style-complex="normal" style:font-weight-complex="bold"/>
    </style:style>
    <style:style style:name="P28" style:family="paragraph" style:parent-style-name="Standard">
      <style:text-properties fo:color="#000000" loext:opacity="100%" style:font-name="Cambria1" fo:font-size="12pt" fo:font-style="normal" fo:font-weight="normal" officeooo:rsid="00155d6d" officeooo:paragraph-rsid="00155d6d"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Cambria1" fo:font-size="12pt" fo:font-style="normal" fo:font-weight="normal" officeooo:rsid="0016cf4b" officeooo:paragraph-rsid="00155d6d"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Cambria1" fo:font-size="12pt" fo:font-style="normal" fo:font-weight="normal" officeooo:rsid="001a45d7" officeooo:paragraph-rsid="001a45d7"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Cambria1" fo:font-size="12pt" fo:font-style="normal" fo:font-weight="normal" officeooo:rsid="001a45d7" officeooo:paragraph-rsid="001c4652"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Cambria1" fo:font-size="12pt" fo:font-style="normal" fo:font-weight="normal" officeooo:rsid="001a45d7" officeooo:paragraph-rsid="001d996c" style:font-size-asian="12pt" style:font-style-asian="normal" style:font-weight-asian="normal" style:font-size-complex="12pt" style:font-style-complex="normal" style:font-weight-complex="normal"/>
    </style:style>
    <style:style style:name="P33" style:family="paragraph" style:parent-style-name="Standard">
      <style:text-properties fo:color="#000000" loext:opacity="100%" style:font-name="Cambria1" fo:font-size="12pt" fo:font-style="normal" fo:font-weight="normal" officeooo:paragraph-rsid="001a45d7"/>
    </style:style>
    <style:style style:name="P34" style:family="paragraph" style:parent-style-name="Standard">
      <style:text-properties officeooo:paragraph-rsid="001a45d7"/>
    </style:style>
    <style:style style:name="P35" style:family="paragraph" style:parent-style-name="Text_20_body" style:list-style-name="L1">
      <style:paragraph-properties fo:padding="0.0193in" fo:border="0.06pt solid #d9d9e3"/>
    </style:style>
    <style:style style:name="P36" style:family="paragraph" style:parent-style-name="Text_20_body" style:list-style-name="L1">
      <style:paragraph-properties fo:margin-top="0in" fo:margin-bottom="0in" style:contextual-spacing="false" fo:padding="0.0193in" fo:border="0.06pt solid #d9d9e3"/>
    </style:style>
    <style:style style:name="P37" style:family="paragraph" style:parent-style-name="Text_20_body" style:list-style-name="L2">
      <style:paragraph-properties fo:margin-top="0in" fo:margin-bottom="0in" style:contextual-spacing="false" fo:padding="0.0193in" fo:border="0.06pt solid #d9d9e3"/>
    </style:style>
    <style:style style:name="P38" style:family="paragraph" style:parent-style-name="Text_20_body" style:list-style-name="L2">
      <style:paragraph-properties fo:padding="0.0193in" fo:border="0.06pt solid #d9d9e3"/>
    </style:style>
    <style:style style:name="P39" style:family="paragraph" style:parent-style-name="Text_20_body" style:list-style-name="L3">
      <style:paragraph-properties fo:padding="0.0193in" fo:border="0.06pt solid #d9d9e3"/>
    </style:style>
    <style:style style:name="P40" style:family="paragraph" style:parent-style-name="Text_20_body">
      <style:text-properties fo:color="#000000" loext:opacity="100%" style:font-name="Cambria1" fo:font-size="12pt" fo:font-style="normal" fo:font-weight="normal" officeooo:rsid="001a45d7" officeooo:paragraph-rsid="001a45d7" style:font-size-asian="12pt" style:font-style-asian="normal" style:font-weight-asian="normal" style:font-size-complex="12pt" style:font-style-complex="normal" style:font-weight-complex="normal"/>
    </style:style>
    <style:style style:name="T1" style:family="text">
      <style:text-properties style:font-name="Cambria1" fo:font-size="12pt" style:font-size-asian="12pt" style:font-size-complex="12pt"/>
    </style:style>
    <style:style style:name="T2" style:family="text">
      <style:text-properties style:font-name="Cambria1" fo:font-size="12pt" style:font-size-asian="12pt" style:font-size-complex="12pt" loext:padding="0.0193in" loext:border="0.06pt solid #d9d9e3"/>
    </style:style>
    <style:style style:name="T3" style:family="text">
      <style:text-properties style:font-name="Cambria1" fo:font-size="12pt" officeooo:rsid="0016cf4b" style:font-size-asian="12pt" style:font-size-complex="12pt"/>
    </style:style>
    <style:style style:name="T4" style:family="text">
      <style:text-properties style:font-name="Cambria1" fo:font-size="12pt" style:font-size-asian="12pt" style:font-style-asian="normal" style:font-weight-asian="bold" style:font-size-complex="12pt" style:font-style-complex="normal" style:font-weight-complex="bold"/>
    </style:style>
    <style:style style:name="T5" style:family="text">
      <style:text-properties fo:color="#2f5496" loext:opacity="100%"/>
    </style:style>
    <style:style style:name="T6" style:family="text">
      <style:text-properties fo:color="#2f5496" loext:opacity="100%" style:font-name="Cambria1" fo:font-size="12pt" style:font-size-asian="12pt" style:font-size-complex="12pt"/>
    </style:style>
    <style:style style:name="T7" style:family="text">
      <style:text-properties fo:color="#2f5496" loext:opacity="100%" style:font-name="Cambria1" fo:font-size="12pt" fo:font-style="italic" style:font-size-asian="12pt" style:font-style-asian="italic" style:font-size-complex="12pt" style:font-style-complex="italic"/>
    </style:style>
    <style:style style:name="T8" style:family="text">
      <style:text-properties fo:color="#2f5496" loext:opacity="100%" fo:font-style="italic" style:font-style-asian="italic" style:font-style-complex="italic"/>
    </style:style>
    <style:style style:name="T9" style:family="text">
      <style:text-properties fo:font-variant="normal" fo:text-transform="none" fo:color="#27272a" loext:opacity="100%" fo:letter-spacing="normal" fo:font-style="normal" fo:font-weight="normal"/>
    </style:style>
    <style:style style:name="T10" style:family="text">
      <style:text-properties fo:font-variant="normal" fo:text-transform="none" fo:color="#27272a" loext:opacity="100%" fo:letter-spacing="normal" fo:font-style="normal" fo:font-weight="normal" style:font-style-asian="normal" style:font-style-complex="normal"/>
    </style:style>
    <style:style style:name="T11" style:family="text">
      <style:text-properties fo:font-variant="normal" fo:text-transform="none" fo:color="#0f0f0f" loext:opacity="100%" style:font-name="Cambria1" fo:font-size="12pt" fo:letter-spacing="normal" fo:font-weight="normal" style:font-size-asian="12pt" style:font-size-complex="12pt"/>
    </style:style>
    <style:style style:name="T12" style:family="text">
      <style:text-properties fo:font-variant="normal" fo:text-transform="none" fo:color="#0f0f0f" loext:opacity="100%" style:font-name="S hne" fo:font-size="12pt" fo:letter-spacing="normal" fo:font-style="normal" fo:font-weight="normal"/>
    </style:style>
    <style:style style:name="T13" style:family="text">
      <style:text-properties fo:font-variant="normal" fo:text-transform="none" fo:color="#0f0f0f" loext:opacity="100%" style:font-name="S hne" fo:letter-spacing="normal"/>
    </style:style>
    <style:style style:name="T14" style:family="text">
      <style:text-properties fo:font-style="normal" style:font-style-asian="normal" style:font-style-complex="normal"/>
    </style:style>
    <style:style style:name="T15" style:family="text">
      <style:text-properties loext:padding="0.0193in" loext:border="0.06pt solid #d9d9e3"/>
    </style:style>
    <style:style style:name="T16" style:family="text">
      <style:text-properties style:font-name="Cambria" fo:font-size="12pt" style:font-size-asian="12pt" style:font-size-complex="12pt"/>
    </style:style>
    <style:style style:name="T17" style:family="text">
      <style:text-properties style:font-name="Cambria" fo:font-size="12pt" style:font-size-asian="12pt" style:font-size-complex="12pt" loext:padding="0.0193in" loext:border="0.06pt solid #d9d9e3"/>
    </style:style>
    <style:style style:name="T18" style:family="text">
      <style:text-properties style:font-name="Cambria" fo:font-size="12pt" fo:font-style="normal" style:font-size-asian="12pt" style:font-style-asian="normal" style:font-size-complex="12pt" style:font-style-complex="normal"/>
    </style:style>
    <style:style style:name="T19" style:family="text">
      <style:text-properties style:font-name="Cambria" fo:font-size="12pt" fo:font-style="normal" style:font-size-asian="12pt" style:font-style-asian="normal" style:font-size-complex="12pt" style:font-style-complex="normal" loext:padding="0.0193in" loext:border="0.06pt solid #d9d9e3"/>
    </style:style>
    <style:style style:name="T20" style:family="text">
      <style:text-properties style:font-name="Cambria" fo:font-size="12pt" fo:font-weight="normal" style:font-size-asian="12pt" style:font-weight-asian="normal" style:font-size-complex="12pt" style:font-weight-complex="normal"/>
    </style:style>
    <style:style style:name="T21" style:family="text">
      <style:text-properties fo:font-weight="bold" style:font-weight-asian="bold" style:font-weight-complex="bold"/>
    </style:style>
    <style:style style:name="T22" style:family="text">
      <style:text-properties fo:color="#000000" loext:opacity="100%" style:font-name="Cambria1" fo:font-size="12pt" fo:font-style="normal" fo:font-weight="normal" officeooo:rsid="001a45d7" style:font-size-asian="12pt" style:font-style-asian="normal" style:font-weight-asian="normal" style:font-size-complex="12pt" style:font-style-complex="normal" style:font-weight-complex="normal"/>
    </style:style>
    <style:style style:name="T23" style:family="text">
      <style:text-properties fo:color="#000000" loext:opacity="100%" fo:font-size="12pt" fo:font-style="normal" fo:font-weight="normal" officeooo:rsid="001a45d7" style:font-size-asian="12pt" style:font-style-asian="normal" style:font-weight-asian="normal" style:font-size-complex="12pt" style:font-style-complex="normal" style:font-weight-complex="normal"/>
    </style:style>
    <style:style style:name="T24" style:family="text">
      <style:text-properties fo:font-weight="normal" style:font-weight-asian="normal" style:font-weight-complex="normal"/>
    </style:style>
    <style:style style:name="T25" style:family="text">
      <style:text-properties officeooo:rsid="001a45d7" style:font-size-asian="12pt" style:font-style-asian="normal" style:font-weight-asian="normal" style:font-size-complex="12pt" style:font-style-complex="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7"/>
      <text:p text:style-name="P18"/>
      <text:p text:style-name="P17"/>
      <text:p text:style-name="P6">Bảng dữ liệu: Sách</text:p>
      <text:p text:style-name="P6"/>
      <text:p text:style-name="P7">ISBN, tieu_de, loai_bia, mo_ta, kich_thuoc, so_trang, gia, ngay_xuat_ban, ma_nha_xuat_ban.</text:p>
      <text:p text:style-name="P6"/>
      <text:p text:style-name="P9">Thủ tục INSERT:</text:p>
      <text:p text:style-name="P6"/>
      <text:p text:style-name="P6"><text:span text:style-name="T21">Mô tả thủ tục:</text:span> Thủ tục này dùng để thêm một cuốn sách vào hệ thống. Trong trường hợp nhân viên thêm một cuốn sách mới.</text:p>
      <text:p text:style-name="P6">Bao gồm các thao tác: Kiểm tra xem ISBN của cuốn sách đã có trong hệ thống chưa. Nếu ISBN đã tồn tại, báo lỗi “ISBN của sách đã tồn tại”.</text:p>
      <text:p text:style-name="P6">Kiểm tra loại bìa của cuốn sách phải là “Bìa cứng” hoặc “Bìa mềm”.</text:p>
      <text:p text:style-name="P10"><text:span text:style-name="T14">Kiểm tra </text:span><text:span text:style-name="T10">kích thước, phải là dạng “</text:span><text:span text:style-name="T9">15 x 23 cm”<text:line-break/>Kiểm tra số trang và giá, phải là số dương.</text:span></text:p>
      <text:p text:style-name="P6">Kiểm tra mã nhà xuất bản đã tồn tại chưa, nếu chưa, báo lỗi “Mã nhà xuất bản không hợp lệ.”</text:p>
      <text:p text:style-name="P6"/>
      <text:p text:style-name="P6"/>
      <text:p text:style-name="P13"><text:span text:style-name="Strong_20_Emphasis"><text:span text:style-name="T19">Input:</text:span></text:span><text:span text:style-name="T18"> Thông tin về cuốn sách bao gồm ISBN, tiêu đề, loại bìa, mô tả, kích thước, số trang, giá, ngày xuất bản, và mã nhà xuất bản.</text:span></text:p>
      <text:p text:style-name="P13"><text:span text:style-name="Strong_20_Emphasis"><text:span text:style-name="T17">Output:</text:span></text:span><text:span text:style-name="T16"> Thông báo thành công hoặc thông báo lỗi nếu có.</text:span></text:p>
      <text:p text:style-name="P19">Thủ tục UPDATE:</text:p>
      <text:p text:style-name="P3"><text:span text:style-name="T1">Mô tả thủ tục: </text:span><text:span text:style-name="T20">Thủ tục này dùng để cập nhật một cuốn sách trong hệ thống. </text:span></text:p>
      <text:p text:style-name="P8">ISBN, loai_bia, mo_ta, kich_thuoc, so_trang, gia, ngay_xuat_ban, ma_nha_xuat_ban.</text:p>
      <text:p text:style-name="P8">Kiểm tra loại bìa của cuốn sách phải là “Bìa cứng” hoặc “Bìa mềm”.</text:p>
      <text:p text:style-name="P11"><text:span text:style-name="T14">Kiểm tra </text:span><text:span text:style-name="T10">kích thước, phải là dạng “</text:span><text:span text:style-name="T9">15 x 23 cm”<text:line-break/>Kiểm tra số trang và giá, phải là số dương.</text:span></text:p>
      <text:p text:style-name="P22">Kiểm tra mã nhà xuất bản đã tồn tại chưa, nếu chưa, báo lỗi “Mã nhà xuất bản không hợp lệ.”</text:p>
      <text:p text:style-name="P20"/>
      <text:p text:style-name="P4"><text:span text:style-name="T1">Input: </text:span><text:span text:style-name="T20">Thông tin về cuốn sách bao gồm ISBN, tiêu đề, loại bìa, mô tả, kích thước, số trang, giá, ngày xuất bản, và mã nhà xuất bản.</text:span></text:p>
      <text:p text:style-name="P5"><text:span text:style-name="T4">Output: </text:span><text:span text:style-name="T11">Thông báo thành công hoặc thông báo lỗi nếu có.</text:span></text:p>
      <text:p text:style-name="P2"><text:span text:style-name="Strong_20_Emphasis"><text:span text:style-name="T2">Thủ tục DELETE:</text:span></text:span></text:p>
      <text:list xml:id="list1214930608" text:style-name="L1">
        <text:list-item>
          <text:p text:style-name="P35"><text:span text:style-name="Strong_20_Emphasis"><text:span text:style-name="T15">Mô tả thủ tục:</text:span></text:span> Thủ tục này được sử dụng để xóa một cuốn sách khỏi hệ thống.</text:p>
        </text:list-item>
        <text:list-item>
          <text:p text:style-name="P35"><text:span text:style-name="Strong_20_Emphasis"><text:span text:style-name="T15">Thao tác chính:</text:span></text:span></text:p>
          <text:list>
            <text:list-item>
              <text:p text:style-name="P36">Kiểm tra xem cuốn sách có tồn tại trong hệ thống không.</text:p>
            </text:list-item>
            <text:list-item>
              <text:p text:style-name="P36">Nếu cuốn sách không tồn tại, thông báo lỗi "Cuốn sách không tồn tại trong hệ thống."</text:p>
            </text:list-item>
            <text:list-item>
              <text:p text:style-name="P36">Nếu cuốn sách tồn tại, thực hiện xóa cuốn sách khỏi bảng "Sách."</text:p>
            </text:list-item>
          </text:list>
        </text:list-item>
        <text:list-item>
          <text:p text:style-name="P35"><text:span text:style-name="Strong_20_Emphasis"><text:span text:style-name="T15">Input:</text:span></text:span> ISBN hoặc một định danh duy nhất để xác định cuốn sách cần xóa.</text:p>
        </text:list-item>
        <text:list-item>
          <text:p text:style-name="P35"><text:soft-page-break/><text:span text:style-name="Strong_20_Emphasis"><text:span text:style-name="T15">Output:</text:span></text:span> Thông báo thành công hoặc thông báo lỗi nếu có.</text:p>
        </text:list-item>
      </text:list>
      <text:p text:style-name="P18"/>
      <text:p text:style-name="P21">2.2 Trigger</text:p>
      <text:p text:style-name="P21"/>
      <text:list xml:id="list2196691622" text:style-name="WWNum3">
        <text:list-item>
          <text:p text:style-name="P15">Trigger 1 (hoặc Nhóm các Trigger 1)</text:p>
        </text:list-item>
      </text:list>
      <text:p text:style-name="P1"><text:span text:style-name="T1">Mô tả trigger: </text:span><text:span text:style-name="T6">&lt;</text:span><text:span text:style-name="T7">trigger này dùng để làm gì, sử dụng trong trường hợp – usecase – nào, được kích hoạt (fire) khi nào, bao gồm những thao tác chính nào</text:span><text:span text:style-name="T6">&gt;</text:span></text:p>
      <text:p text:style-name="P23">Trong trường hợp nghiệp vụ phức tạp, có thể viết nhiều trigger để giải quyết vấn đề.</text:p>
      <text:p text:style-name="P24">Ví dụ: trigger tính tổng giá trị đơn hàng cần bao gồm các trường hợp thêm sản phẩm vào giỏ hàng, xóa sản phẩm khỏi giỏ hàng, cập nhật số lượng sản phẩm, …. Nhóm SV có thể tách thành các trigger riêng cho mỗi trường hợp nếu cần.</text:p>
      <text:p text:style-name="P24"/>
      <text:p text:style-name="P25">a. Trigger 1 Cập nhật số sách trong kho</text:p>
      <text:p text:style-name="P25">Mô tả trigger: <text:span text:style-name="T24">Cập nhật trong bảng: Sách_thuộc_chi_nhánh, khi có một bản ghi mới trong bảng Phiếu nhập xuất</text:span><text:tab/></text:p>
      <text:p text:style-name="P28">Trigger này được dùng để cập nhật số lượng mỗi cuốn sách ở các kho. Kích hoạt trong trường hợp sau khi tạo phiếu xuất/ nhập kho.</text:p>
      <text:p text:style-name="P28">Mỗi khi tạo một phiếu nhập xuất. Nêu loại phiếu là nhập, cộng số lượng của cúôn sách vào kho. Loại phiếu là xuất, trừ số lượng sách trong kho.</text:p>
      <text:p text:style-name="P28"/>
      <text:p text:style-name="P12"><text:span text:style-name="T1">b. Trigger </text:span><text:span text:style-name="T3">2 Tính tổng tiền sản phẩm của hóa đơn.</text:span></text:p>
      <text:p text:style-name="P26">Mô tả trigger: <text:span text:style-name="T24">Mỗi khi một sản phẩm được thêm vào đơn hàng, tính toán tổng giá tiền sản phẩm của hóa đơn.</text:span></text:p>
      <text:p text:style-name="P29">Sau khi khách hàng chọn mua, đơn hàng được xác nhận, hóa đơn được tạo, tính tổng giá sản phẩm từ đơn hàng.</text:p>
      <text:p text:style-name="P29"/>
      <text:p text:style-name="P27">2.3 Thủ tục</text:p>
      <text:p text:style-name="P34"><text:span text:style-name="T22">a. Thủ tục 1</text:span><text:span text:style-name="Source_20_Text"><text:span text:style-name="T23"> </text:span></text:span><text:span text:style-name="Source_20_Text"><text:span text:style-name="T12">Câu truy vấn từ 2 bảng trở lên với mệnh đề WHERE và ORDER BY:</text:span></text:span></text:p>
      <text:p text:style-name="P30">Mô tả thủ tục <text:span text:style-name="T5">&lt;thủ tục</text:span><text:span text:style-name="T8"> này dùng để làm gì, sử dụng trong trường hợp – usecase – nào, bao gồm những thao tác chính nào</text:span><text:span text:style-name="T5">&gt;</text:span></text:p>
      <text:p text:style-name="P30">Thủ tục này dùng để truy vấn các cuốn sách của một nhà xuất bản, trong trường hợp khách muốn tìm sách.</text:p>
      <text:p text:style-name="P30"/>
      <text:h text:style-name="P14" text:outline-level="4">Các thao tác chính:</text:h>
      <text:list xml:id="list1860563276" text:style-name="L2">
        <text:list-item>
          <text:p text:style-name="P38"><text:span text:style-name="Strong_20_Emphasis"><text:span text:style-name="T15">Truy vấn dữ liệu:</text:span></text:span></text:p>
          <text:list>
            <text:list-item>
              <text:p text:style-name="P37">Thủ tục sử dụng các câu truy vấn để lấy thông tin về các cuốn sách của một nhà xuất bản.</text:p>
            </text:list-item>
            <text:list-item>
              <text:p text:style-name="P37">Kết quả bao gồm các thông tin như ISBN, tiêu đề, loại bìa, mô tả, kích thước, số trang, giá, ngày xuất bản và mã nhà xuất bản.</text:p>
            </text:list-item>
          </text:list>
        </text:list-item>
        <text:list-item>
          <text:p text:style-name="P38"><text:span text:style-name="Strong_20_Emphasis"><text:span text:style-name="T15">Tham số đầu vào:</text:span></text:span></text:p>
          <text:list>
            <text:list-item>
              <text:p text:style-name="P37">Thủ tục chấp nhận một tham số là mã của nhà xuất bản cần tìm kiếm.</text:p>
            </text:list-item>
          </text:list>
        </text:list-item>
        <text:list-item>
          <text:p text:style-name="P38"><text:span text:style-name="Strong_20_Emphasis"><text:span text:style-name="T15">Hiển thị kết quả:</text:span></text:span></text:p>
          <text:list>
            <text:list-item>
              <text:p text:style-name="P37"><text:soft-page-break/>Kết quả được trả về gồm danh sách các cuốn sách của nhà xuất bản đã được lọc theo yêu cầu của khách hàng.</text:p>
            </text:list-item>
          </text:list>
        </text:list-item>
        <text:list-item>
          <text:p text:style-name="P38"><text:span text:style-name="Strong_20_Emphasis"><text:span text:style-name="T15">Thứ tự hiển thị:</text:span></text:span></text:p>
          <text:list>
            <text:list-item>
              <text:p text:style-name="P38">Kết quả được sắp xếp theo ngày xuất bản để khách hàng có thể dễ dàng theo dõi sách mới nhất của nhà xuất bản.</text:p>
            </text:list-item>
          </text:list>
        </text:list-item>
      </text:list>
      <text:p text:style-name="P30"/>
      <text:p text:style-name="P30">Input: Mã nhà xuất bản</text:p>
      <text:p text:style-name="P30">Output: Danh sách các cuốn sách của nhà xuất bản đó, theo thứ tự mới đến cũ.</text:p>
      <text:p text:style-name="P30"/>
      <text:p text:style-name="P30">b. Thủ tục 2</text:p>
      <text:p text:style-name="P31">Mô tả thủ tục: Thủ tục này trả về thông tin về các cuốn sách trong một khoảng giá cụ thể (từ <text:span text:style-name="Source_20_Text"><text:span text:style-name="T15">minPrice</text:span></text:span> đến <text:span text:style-name="Source_20_Text"><text:span text:style-name="T15">maxPrice</text:span></text:span>) và thuộc một thể loại nhất định.</text:p>
      <text:p text:style-name="P30">Input: Mã thể loại, giá thấp nhất, giá cao nhất.</text:p>
      <text:p text:style-name="P30">Output: Danh sách các cuốn sách thỏa điều kiện.</text:p>
      <text:p text:style-name="P30"/>
      <text:p text:style-name="P40"/>
      <text:list xml:id="list882176221" text:style-name="L3">
        <text:list-item>
          <text:p text:style-name="P39">Kết quả bao gồm ISBN, tiêu đề, giá của sách và tên thể loại.</text:p>
        </text:list-item>
        <text:list-item>
          <text:p text:style-name="P39">Sử dụng JOIN để kết hợp thông tin từ bảng <text:span text:style-name="Source_20_Text"><text:span text:style-name="T15">sach</text:span></text:span> và <text:span text:style-name="Source_20_Text"><text:span text:style-name="T15">danh_muc</text:span></text:span> dựa trên khóa ngoại <text:span text:style-name="Source_20_Text"><text:span text:style-name="T15">ma_danh_muc</text:span></text:span>.</text:p>
        </text:list-item>
        <text:list-item>
          <text:p text:style-name="P39">Sử dụng WHERE để lọc kết quả theo thể loại và khoảng giá.</text:p>
        </text:list-item>
        <text:list-item>
          <text:p text:style-name="P39">Sử dụng GROUP BY để đảm bảo mỗi cuốn sách chỉ xuất hiện một lần trong kết quả.</text:p>
        </text:list-item>
        <text:list-item>
          <text:p text:style-name="P39">HAVING được sử dụng để chỉ lấy những cuốn sách có ít nhất một bản ghi trong kết quả.</text:p>
        </text:list-item>
        <text:list-item>
          <text:p text:style-name="P39">Kết quả được sắp xếp theo giá tăng dần.</text:p>
        </text:list-item>
      </text:list>
      <text:p text:style-name="P30"/>
      <text:p text:style-name="P30"/>
      <text:p text:style-name="P27">2.4 Hàm</text:p>
      <text:p text:style-name="P30"/>
      <text:p text:style-name="P32">a. Hàm 1: Tính tổng doanh thu trong một tháng.</text:p>
      <text:p text:style-name="P32">Input: năm, tháng</text:p>
      <text:p text:style-name="P32">Output: doanh thu trong tháng. </text:p>
      <text:p text:style-name="P32"/>
      <text:p text:style-name="P32">CREATE PROCEDURE CalculateTotalRevenueInMonth(IN yearParam INT, IN monthParam INT)</text:p>
      <text:p text:style-name="P30">BEGIN</text:p>
      <text:p text:style-name="P30"><text:s text:c="4"/>DECLARE totalRevenue DECIMAL(10, 2);</text:p>
      <text:p text:style-name="P30"><text:s text:c="4"/>DECLARE done INT DEFAULT FALSE;</text:p>
      <text:p text:style-name="P30"><text:s text:c="4"/>DECLARE cur CURSOR FOR</text:p>
      <text:p text:style-name="P30"><text:s text:c="8"/>SELECT gia, so_luong</text:p>
      <text:p text:style-name="P30"><text:s text:c="8"/>FROM hoa_don</text:p>
      <text:p text:style-name="P30"><text:s text:c="8"/>WHERE YEAR(ngay_lap) = yearParam AND MONTH(ngay_lap) = monthParam;</text:p>
      <text:p text:style-name="P30"/>
      <text:p text:style-name="P30"><text:s text:c="4"/>-- Kiểm tra tính hợp lệ của tham số đầu vào</text:p>
      <text:p text:style-name="P30"><text:soft-page-break/><text:s text:c="4"/>IF yearParam IS NULL OR monthParam IS NULL OR monthParam &lt; 1 OR monthParam &gt; 12 THEN</text:p>
      <text:p text:style-name="P30"><text:s text:c="8"/>SIGNAL SQLSTATE '45000'</text:p>
      <text:p text:style-name="P30"><text:s text:c="12"/>SET MESSAGE_TEXT = 'Invalid input parameters for CalculateTotalRevenueInMonth';</text:p>
      <text:p text:style-name="P30"><text:s text:c="8"/>RETURN;</text:p>
      <text:p text:style-name="P30"><text:s text:c="4"/>END IF;</text:p>
      <text:p text:style-name="P30"/>
      <text:p text:style-name="P30"><text:s text:c="4"/>-- Khởi tạo tổng doanh thu</text:p>
      <text:p text:style-name="P30"><text:s text:c="4"/>SET totalRevenue = 0;</text:p>
      <text:p text:style-name="P30"/>
      <text:p text:style-name="P30"><text:s text:c="4"/>-- Tính tổng doanh thu sử dụng LOOP và CURSOR</text:p>
      <text:p text:style-name="P30"><text:s text:c="4"/>DECLARE CONTINUE HANDLER FOR NOT FOUND SET done = TRUE;</text:p>
      <text:p text:style-name="P30"/>
      <text:p text:style-name="P30"><text:s text:c="4"/>OPEN cur;</text:p>
      <text:p text:style-name="P30"/>
      <text:p text:style-name="P30"><text:s text:c="4"/>read_loop: LOOP</text:p>
      <text:p text:style-name="P30"><text:s text:c="8"/>FETCH cur INTO gia, so_luong;</text:p>
      <text:p text:style-name="P30"><text:s text:c="8"/>IF done THEN</text:p>
      <text:p text:style-name="P30"><text:s text:c="12"/>LEAVE read_loop;</text:p>
      <text:p text:style-name="P30"><text:s text:c="8"/>END IF;</text:p>
      <text:p text:style-name="P30"><text:s text:c="8"/></text:p>
      <text:p text:style-name="P30"><text:s text:c="8"/>SET totalRevenue = totalRevenue + (gia * so_luong);</text:p>
      <text:p text:style-name="P30"><text:s text:c="4"/>END LOOP;</text:p>
      <text:p text:style-name="P30"/>
      <text:p text:style-name="P30"><text:s text:c="4"/>CLOSE cur;</text:p>
      <text:p text:style-name="P30"/>
      <text:p text:style-name="P30"><text:s text:c="4"/>-- Kiểm tra xem có doanh thu nào không</text:p>
      <text:p text:style-name="P30"><text:s text:c="4"/>IF totalRevenue IS NULL THEN</text:p>
      <text:p text:style-name="P30"><text:s text:c="8"/>SET totalRevenue = 0;</text:p>
      <text:p text:style-name="P30"><text:s text:c="4"/>END IF;</text:p>
      <text:p text:style-name="P30"/>
      <text:p text:style-name="P30"><text:s text:c="4"/>-- In kết quả</text:p>
      <text:p text:style-name="P30"><text:s text:c="4"/>SELECT totalRevenue AS 'TotalRevenue';</text:p>
      <text:p text:style-name="P30">END;</text:p>
      <text:p text:style-name="P30"/>
      <text:p text:style-name="P30"/>
      <text:p text:style-name="P33"><text:span text:style-name="T25">b. </text:span><text:span text:style-name="T13">tính tổng số lượng sách có giá trong một khoảng giá cụ thể trong một thể loại nhất định:</text:span></text:p>
      <text:p text:style-name="P33"><text:span text:style-name="T13"/></text:p>
      <text:p text:style-name="P33"><text:span text:style-name="T13">CREATE FUNCTION GetBooksCountInPriceRangeWithLoop(IN category VARCHAR(255), IN minPrice DECIMAL(10, 2), IN maxPrice DECIMAL(10, 2))</text:span></text:p>
      <text:p text:style-name="P33"><text:span text:style-name="T13">RETURNS INT</text:span></text:p>
      <text:p text:style-name="P33"><text:span text:style-name="T13">BEGIN</text:span></text:p>
      <text:p text:style-name="P33"><text:span text:style-name="T13"><text:s text:c="4"/>DECLARE booksCountInPriceRange INT;</text:span></text:p>
      <text:p text:style-name="P33"><text:span text:style-name="T13"><text:s text:c="4"/>DECLARE currentISBN VARCHAR(255);</text:span></text:p>
      <text:p text:style-name="P33"><text:span text:style-name="T13"><text:s text:c="4"/>DECLARE currentPrice DECIMAL(10, 2);</text:span></text:p>
      <text:p text:style-name="P33"><text:span text:style-name="T13"/></text:p>
      <text:p text:style-name="P33"><text:span text:style-name="T13"><text:s text:c="4"/>-- Kiểm tra tính hợp lệ của tham số đầu vào</text:span></text:p>
      <text:p text:style-name="P33"><text:span text:style-name="T13"><text:s text:c="4"/>IF category IS NULL OR minPrice IS NULL OR maxPrice IS NULL OR minPrice &lt; 0 OR maxPrice &lt; minPrice THEN</text:span></text:p>
      <text:p text:style-name="P33"><text:span text:style-name="T13"><text:s text:c="8"/>SIGNAL SQLSTATE '45000'</text:span></text:p>
      <text:p text:style-name="P33"><text:soft-page-break/><text:span text:style-name="T13"><text:s text:c="12"/>SET MESSAGE_TEXT = 'Invalid input parameters for GetBooksCountInPriceRangeWithLoop';</text:span></text:p>
      <text:p text:style-name="P33"><text:span text:style-name="T13"><text:s text:c="8"/>RETURN 0;</text:span></text:p>
      <text:p text:style-name="P33"><text:span text:style-name="T13"><text:s text:c="4"/>END IF;</text:span></text:p>
      <text:p text:style-name="P33"><text:span text:style-name="T13"/></text:p>
      <text:p text:style-name="P33"><text:span text:style-name="T13"><text:s text:c="4"/>-- Khởi tạo tổng số lượng sách trong khoảng giá</text:span></text:p>
      <text:p text:style-name="P33"><text:span text:style-name="T13"><text:s text:c="4"/>SET booksCountInPriceRange = 0;</text:span></text:p>
      <text:p text:style-name="P33"><text:span text:style-name="T13"/></text:p>
      <text:p text:style-name="P33"><text:span text:style-name="T13"><text:s text:c="4"/>-- Dùng LOOP để lặp qua từng sách trong thể loại</text:span></text:p>
      <text:p text:style-name="P33"><text:span text:style-name="T13"><text:s text:c="4"/>DECLARE cur CURSOR FOR</text:span></text:p>
      <text:p text:style-name="P33"><text:span text:style-name="T13"><text:s text:c="8"/>SELECT ISBN, gia</text:span></text:p>
      <text:p text:style-name="P33"><text:span text:style-name="T13"><text:s text:c="8"/>FROM sach</text:span></text:p>
      <text:p text:style-name="P33"><text:span text:style-name="T13"><text:s text:c="8"/>JOIN danh_muc ON sach.ma_danh_muc = danh_muc.ma_danh_muc</text:span></text:p>
      <text:p text:style-name="P33"><text:span text:style-name="T13"><text:s text:c="8"/>WHERE danh_muc.ten_danh_muc = category;</text:span></text:p>
      <text:p text:style-name="P33"><text:span text:style-name="T13"/></text:p>
      <text:p text:style-name="P33"><text:span text:style-name="T13"><text:s text:c="4"/>DECLARE CONTINUE HANDLER FOR NOT FOUND SET done = TRUE;</text:span></text:p>
      <text:p text:style-name="P33"><text:span text:style-name="T13"/></text:p>
      <text:p text:style-name="P33"><text:span text:style-name="T13"><text:s text:c="4"/>OPEN cur;</text:span></text:p>
      <text:p text:style-name="P33"><text:span text:style-name="T13"/></text:p>
      <text:p text:style-name="P33"><text:span text:style-name="T13"><text:s text:c="4"/>read_loop: LOOP</text:span></text:p>
      <text:p text:style-name="P33"><text:span text:style-name="T13"><text:s text:c="8"/>FETCH cur INTO currentISBN, currentPrice;</text:span></text:p>
      <text:p text:style-name="P33"><text:span text:style-name="T13"><text:s text:c="8"/>IF done THEN</text:span></text:p>
      <text:p text:style-name="P33"><text:span text:style-name="T13"><text:s text:c="12"/>LEAVE read_loop;</text:span></text:p>
      <text:p text:style-name="P33"><text:span text:style-name="T13"><text:s text:c="8"/>END IF;</text:span></text:p>
      <text:p text:style-name="P33"><text:span text:style-name="T13"/></text:p>
      <text:p text:style-name="P33"><text:span text:style-name="T13"><text:s text:c="8"/>-- Sử dụng câu lệnh IF để kiểm tra giá sách trong khoảng</text:span></text:p>
      <text:p text:style-name="P33"><text:span text:style-name="T13"><text:s text:c="8"/>IF currentPrice BETWEEN minPrice AND maxPrice THEN</text:span></text:p>
      <text:p text:style-name="P33"><text:span text:style-name="T13"><text:s text:c="12"/>SET booksCountInPriceRange = booksCountInPriceRange + 1;</text:span></text:p>
      <text:p text:style-name="P33"><text:span text:style-name="T13"><text:s text:c="8"/>END IF;</text:span></text:p>
      <text:p text:style-name="P33"><text:span text:style-name="T13"><text:s text:c="4"/>END LOOP;</text:span></text:p>
      <text:p text:style-name="P33"><text:span text:style-name="T13"/></text:p>
      <text:p text:style-name="P33"><text:span text:style-name="T13"><text:s text:c="4"/>CLOSE cur;</text:span></text:p>
      <text:p text:style-name="P33"><text:span text:style-name="T13"/></text:p>
      <text:p text:style-name="P33"><text:span text:style-name="T13"><text:s text:c="4"/>RETURN booksCountInPriceRange;</text:span></text:p>
      <text:p text:style-name="P33"><text:span text:style-name="T13">END;</text:span></text:p>
      <text:p text:style-name="P33"><text:span text:style-name="T13"/></text:p>
      <text:p text:style-name="P33"><text:span text:style-name="T1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face style:name="Cambria1"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37:15.895379454</meta:creation-date>
    <meta:editing-duration>PT2M21S</meta:editing-duration>
    <meta:editing-cycles>3</meta:editing-cycles>
    <meta:generator>LibreOffice/7.3.7.2$Linux_X86_64 LibreOffice_project/30$Build-2</meta:generator>
    <dc:date>2023-11-18T19:30:57.865920966</dc:date>
    <meta:document-statistic meta:table-count="0" meta:image-count="0" meta:object-count="0" meta:page-count="5" meta:paragraph-count="139" meta:word-count="1405" meta:character-count="7420" meta:non-whitespace-character-count="5785"/>
  </office:meta>
</office:document-meta>
</file>